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Grande" svg:font-family="'Lucida Grande'"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fo:color="#ff0000" fo:font-weight="bold" style:font-weight-asian="bold"/>
    </style:style>
    <style:style style:name="P3" style:family="paragraph" style:parent-style-name="Normal">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P4" style:family="paragraph" style:parent-style-name="Normal">
      <style:text-properties fo:font-size="16pt" fo:font-weight="bold" style:font-size-asian="16pt" style:font-weight-asian="bold"/>
    </style:style>
    <style:style style:name="P5" style:family="paragraph" style:parent-style-name="Normal" style:master-page-name="MP0">
      <style:paragraph-properties style:page-number="auto" fo:break-before="pag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style>
    <style:style style:name="P6" style:family="paragraph" style:parent-style-name="Normal">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style>
    <style:style style:name="P7" style:family="paragraph" style:parent-style-name="Normal">
      <style:text-properties fo:font-weight="bold" style:font-weight-asian="bold"/>
    </style:style>
    <style:style style:name="P8" style:family="paragraph" style:parent-style-name="Normal">
      <style:text-properties fo:font-weight="bold" style:font-weight-asian="bold" style:font-weight-complex="bold"/>
    </style:style>
    <style:style style:name="P9" style:family="paragraph" style:parent-style-name="Normal">
      <style:text-properties fo:color="#ff0000" fo:font-weight="bold" style:font-weight-asian="bold"/>
    </style:style>
    <style:style style:name="P10" style:family="paragraph" style:parent-style-name="Normal">
      <style:text-properties fo:color="#ff0000" fo:font-weight="bold" style:font-weight-asian="bold" style:font-weight-complex="bold"/>
    </style:style>
    <style:style style:name="P11" style:family="paragraph" style:parent-style-name="Normal">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P12" style:family="paragraph" style:parent-style-name="Normal">
      <style:text-properties fo:font-size="16pt" fo:font-weight="bold" style:font-size-asian="16pt" style:font-weight-asian="bold"/>
    </style:style>
    <style:style style:name="P13" style:family="paragraph" style:parent-style-name="Normal">
      <style:text-properties fo:font-weight="normal" style:font-weight-asian="normal" style:font-weight-complex="normal"/>
    </style:style>
    <style:style style:name="P14" style:family="paragraph" style:parent-style-name="Normal">
      <style:text-properties fo:font-size="20pt" fo:font-weight="bold" style:font-size-asian="20pt" style:font-weight-asian="bold"/>
    </style:style>
    <style:style style:name="P15" style:family="paragraph" style:parent-style-name="Normal" style:list-style-name="L6"/>
    <style:style style:name="P16" style:family="paragraph" style:parent-style-name="Normal" style:list-style-name="L7"/>
    <style:style style:name="P17" style:family="paragraph" style:parent-style-name="Normal" style:list-style-name="L8"/>
    <style:style style:name="P18" style:family="paragraph" style:parent-style-name="Normal" style:list-style-name="L10"/>
    <style:style style:name="P19" style:family="paragraph" style:parent-style-name="Normal" style:list-style-name="L11"/>
    <style:style style:name="P20" style:family="paragraph" style:parent-style-name="List_20_Paragraph" style:list-style-name="L1"/>
    <style:style style:name="P21" style:family="paragraph" style:parent-style-name="List_20_Paragraph" style:list-style-name="L2"/>
    <style:style style:name="P22" style:family="paragraph" style:parent-style-name="List_20_Paragraph" style:list-style-name="L3"/>
    <style:style style:name="P23" style:family="paragraph" style:parent-style-name="List_20_Paragraph" style:list-style-name="L4"/>
    <style:style style:name="P24" style:family="paragraph" style:parent-style-name="List_20_Paragraph" style:list-style-name="L5"/>
    <style:style style:name="P25" style:family="paragraph" style:parent-style-name="List_20_Paragraph" style:list-style-name="L9"/>
    <style:style style:name="P26" style:family="paragraph" style:parent-style-name="List_20_Paragraph" style:list-style-name="L12"/>
    <style:style style:name="P27" style:family="paragraph" style:parent-style-name="List_20_Paragraph">
      <style:paragraph-properties fo:margin-left="0cm" fo:margin-right="0cm" fo:text-indent="0cm" style:auto-text-indent="false"/>
    </style:style>
    <style:style style:name="P28" style:family="paragraph" style:parent-style-name="List_20_Paragraph">
      <style:paragraph-properties fo:margin-left="0cm" fo:margin-right="0cm" fo:text-indent="0cm" style:auto-text-indent="false"/>
      <style:text-properties fo:font-weight="bold" style:font-weight-asian="bold" style:font-weight-complex="bol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ff0000" fo:font-weight="bold" style:font-weight-asian="bold"/>
    </style:style>
    <style:style style:name="T4" style:family="text">
      <style:text-properties fo:font-weight="normal" style:font-weight-asian="normal" style:font-weight-complex="normal"/>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lcome to openSUSE®</text:p>
      <text:p text:style-name="P6">Benvenuto in openSUSE®</text:p>
      <text:p text:style-name="Normal"/>
      <text:p text:style-name="Normal">Hello! We’re the international openSUSE Community—friendly, welcoming and active in creating the premier Linux for the future.</text:p>
      <text:p text:style-name="Normal"/>
      <text:p text:style-name="Normal">Ciao! Noi siamo la comunitá internazionale di openSUSE. Stiamo creando la miglior distro per il futuro.</text:p>
      <text:p text:style-name="Normal">--------------------------------</text:p>
      <text:p text:style-name="Normal"><text:span text:style-name="Default_20_Paragraph_20_Font"><text:span text:style-name="T1">What We Do</text:span></text:span></text:p>
      <text:p text:style-name="Normal">We develop an awesome Linux distribution and powerful tools around it. We believe in the freedom to create technology that will better everyone. We also believe in having fun while we do it!</text:p>
      <text:p text:style-name="Normal"/>
      <text:p text:style-name="P8">Cosa facciamo</text:p>
      <text:p text:style-name="Normal">Stiamo sviluppando una fantastica disribuzione Linux ed alcuni potenti strumenti. Noi crediamo nella libertá di creare tecnologia che sará migliore di qualiasi altra. E crediamo di poterlo fare divertendoci!</text:p>
      <text:p text:style-name="Normal">---------------------------------</text:p>
      <text:p text:style-name="Normal"><text:span text:style-name="Default_20_Paragraph_20_Font"><text:span text:style-name="T1">Working Together</text:span></text:span></text:p>
      <text:p text:style-name="Normal">We work extensively with the broader Free Software community and other Linux distributions, initiating new collaborative projects and embracing anyone who wants to build on our technology.</text:p>
      <text:p text:style-name="Normal"/>
      <text:p text:style-name="P8">Lavoriamo insieme</text:p>
      <text:p text:style-name="Normal">Noi lavoriamo molto con la comunitá del Software Libero e con altre distribuzioni Linux, avviando nuovi progetti collaborativi e supportando chiunque voglia sviluppare utilizzando la nostra tecnologia.</text:p>
      <text:p text:style-name="Normal">---------</text:p>
      <text:p text:style-name="P1">Helping You Out</text:p>
      <text:p text:style-name="Normal">Whether you’re a new user looking for help or an experienced developer looking to cross-compile and distribute software, openSUSE provides the tools and support you need, and we’ll gladly help you along the way.</text:p>
      <text:p text:style-name="Normal"/>
      <text:p text:style-name="P2">Meet us at openSUSE.org.</text:p>
      <text:p text:style-name="Normal">-------</text:p>
      <text:p text:style-name="P8">Ti aiutiamo</text:p>
      <text:p text:style-name="P13">Sia che tu sia un utente in cerca di aiuto o uno sviluppatore che vuole sviluppare software, openSUSE mette a disposizione gli strumenti ed il supporto di cui hai bisogno e saremo disponibili ad aiutarti lungo la strada.</text:p>
      <text:p text:style-name="P13"/>
      <text:p text:style-name="P8">Incontriamoci su openSUSE.org</text:p>
      <text:p text:style-name="Normal"/>
      <text:p text:style-name="P3"/>
      <text:p text:style-name="P3">Linux for Open Minds</text:p>
      <text:p text:style-name="Normal"><text:soft-page-break/>(include 4 logos)</text:p>
      <text:p text:style-name="Normal">Linux per menti aperte</text:p>
      <text:p text:style-name="Normal">(include 4 loghi)</text:p>
      <text:p text:style-name="Normal"/>
      <text:p text:style-name="P4"/>
      <text:p text:style-name="P4"/>
      <text:p text:style-name="P3">Something for Everyone</text:p>
      <text:p text:style-name="P3">Qualcosa per tutti</text:p>
      <text:p text:style-name="Normal"/>
      <text:p text:style-name="P1">For Users</text:p>
      <text:p text:style-name="Normal">With openSUSE you can easily design graphics, create documents and videos or surf the Internet. Hundreds of applications are included and thousands more up-to-date tools are just a click away. It’s a desktop ready for the most demanding user—anytime, anywhere, anyway.</text:p>
      <text:p text:style-name="Normal"/>
      <text:p text:style-name="P8">Per gli utenti</text:p>
      <text:p text:style-name="P13">Con openSUSE puoi facilmente disegnare grafici, creare documenti e video o navigare in internet. Sono incluse centinaia di applicazioni <text:s/>e se ne possono installare migliaia d'altre con un click. É una distribuzione desktop adatta alla domanda della maggior parte degli utenti –sempre, ovunque , comunque.</text:p>
      <text:p text:style-name="P13"/>
      <text:p text:style-name="Normal">--------</text:p>
      <text:p text:style-name="Normal"/>
      <text:p text:style-name="Normal"><text:span text:style-name="Default_20_Paragraph_20_Font"><text:span text:style-name="T1">For Administrators</text:span></text:span></text:p>
      <text:p text:style-name="Normal">openSUSE fulfills all your networking, management and maintenance needs for the home or small enterprise. Create a mail, web or file server. Manage user accounts. Deploy virtual machines or a firewall. And thanks to YaST, the most comprehensive and powerful administration tool in the industry, you can manage your environment with ease.</text:p>
      <text:p text:style-name="Normal"/>
      <text:p text:style-name="P8">Per gli Amministratori</text:p>
      <text:p text:style-name="Normal">openSUSE soddisfa tutti i tuoi bisogni di networking, amministrazione e manutenzione che nascono nell'uso domestico e nelle PMI. Creare un server mail, web o per il file-sharing. Amministrare account utenti. Installare macchine virtuali o un firewall. E grazie a YaST, lo strumento di amministrazione piú semplice e potente, puoi amministrare facilmente il tuo ambiente.</text:p>
      <text:p text:style-name="Normal">---------</text:p>
      <text:p text:style-name="Normal"><text:span text:style-name="Default_20_Paragraph_20_Font"><text:span text:style-name="T1"/></text:span></text:p>
      <text:p text:style-name="Normal"><text:span text:style-name="Default_20_Paragraph_20_Font"><text:span text:style-name="T1">For Developers</text:span></text:span></text:p>
      <text:p text:style-name="Normal">With unparalleled stability, flexibility and up-to-date versions of all the relevant tool chains and libraries, there is no better Linux for software development.</text:p>
      <text:p text:style-name="Normal"/>
      <text:p text:style-name="P8">Per sviluppatori</text:p>
      <text:p text:style-name="P13">Con una stabilitá impareggiabile, flessibilitá e versioni di strumenti e librerie sempre aggiornate, non c'é Linux migliore per lo sviluppo software</text:p>
      <text:p text:style-name="Normal"/>
      <text:p text:style-name="P2">Try it at download.opensuse.org.</text:p>
      <text:p text:style-name="P10"><text:soft-page-break/>Provalo su download.opensuse.org</text:p>
      <text:p text:style-name="P14"/>
      <text:p text:style-name="P14">What’s Cool About openSUSE?</text:p>
      <text:p text:style-name="P14">Che cosa c'é di figo in openSUSE?</text:p>
      <text:p text:style-name="P4"/>
      <text:p text:style-name="P3">SUSE Studio</text:p>
      <text:p text:style-name="P3">SUSE Studio</text:p>
      <text:p text:style-name="Normal"/>
      <text:p text:style-name="P1">COOL</text:p>
      <text:list xml:id="list1323819536" text:style-name="L1">
        <text:list-item>
          <text:p text:style-name="P20">Build a full distribution from a browser—customized with your packages, scripts and artwork.</text:p>
        </text:list-item>
        <text:list-item>
          <text:p text:style-name="P20">Build on the latest openSUSE, or the dependable SUSE Linux Enterprise platforms.</text:p>
        </text:list-item>
      </text:list>
      <text:p text:style-name="Normal"/>
      <text:p text:style-name="P1">COOL++</text:p>
      <text:list xml:id="list119636419" text:style-name="L2">
        <text:list-item>
          <text:p text:style-name="P21">Test drive your operating system (OS) via Secure Shell (SSH) or web browser, and your changes get saved to the appliance. Output choice includes VMware, KVM and LiveCD/USB with one-click deployment to Amazon EC2.</text:p>
        </text:list-item>
        <text:list-item>
          <text:p text:style-name="P21">Include WebYaST and make your OS that you can configure from any web browser.</text:p>
        </text:list-item>
        <text:list-item>
          <text:p text:style-name="P21">Export your configuration as KIWI XML for custom building in OBS.</text:p>
        </text:list-item>
      </text:list>
      <text:p text:style-name="Normal"/>
      <text:p text:style-name="Normal">FIGO</text:p>
      <text:list xml:id="list170547145" text:style-name="L6">
        <text:list-item>
          <text:p text:style-name="P15">Costruisci una distrubuzione completa utilizzando il browser con pacchetti, script e grafica</text:p>
        </text:list-item>
        <text:list-item>
          <text:p text:style-name="P15">Utilizza l'ultima openSUSE o l'affidable SUSE Linux Enterprise Platform</text:p>
        </text:list-item>
      </text:list>
      <text:p text:style-name="Normal">FIGO ++</text:p>
      <text:list xml:id="list33583199" text:style-name="L7">
        <text:list-item>
          <text:p text:style-name="P16">Testa il tuo sistema operativo (OS) con SSH o con il browser e i cambiamenti verranno salvati nel sistema. Gli output includono Vmware, KVM e LiveCD/USB con la possibilitá di installare nel cloud di Amazon EC2.</text:p>
        </text:list-item>
        <text:list-item>
          <text:p text:style-name="P16">Include WebYaST per permetterti di configurare il tuo OS da qualsiasi browser web.</text:p>
        </text:list-item>
        <text:list-item>
          <text:p text:style-name="P16">Esporta la configurazione come KIWI XML per fare distribuzione customizzata con OBS.</text:p>
        </text:list-item>
      </text:list>
      <text:p text:style-name="Normal"/>
      <text:p text:style-name="P2">Try Studio at susestudio.com.</text:p>
      <text:p text:style-name="P2">Prova Studio su susestudio.com</text:p>
      <text:p text:style-name="Normal"/>
      <text:p text:style-name="P4"/>
      <text:p text:style-name="P3">Open Build Service</text:p>
      <text:p text:style-name="P3">Open Build Service</text:p>
      <text:p text:style-name="Normal"/>
      <text:p text:style-name="P1">COOL</text:p>
      <text:p text:style-name="P1"><text:soft-page-break/></text:p>
      <text:list xml:id="list2086832274" text:style-name="L3">
        <text:list-item>
          <text:p text:style-name="P22">Powerful build system for any kind of packages (deb, rpm, tgz, exe) or architecture (ARMv5/v7, x86, x86_64)</text:p>
        </text:list-item>
      </text:list>
      <text:p text:style-name="P1">FIGO</text:p>
      <text:list xml:id="list183550398" text:style-name="L8">
        <text:list-item>
          <text:p text:style-name="P17"><text:span text:style-name="T4">un potente sistema di compilazione per ogni tipo di pacchetto (deb, rpm, tgz, exe) o architettura (ARMv5/v7, x86, x86_64)</text:span></text:p>
        </text:list-item>
      </text:list>
      <text:p text:style-name="Normal"/>
      <text:p text:style-name="P1">COOL++</text:p>
      <text:list xml:id="list1768163191" text:continue-list="list2086832274" text:style-name="L3">
        <text:list-item>
          <text:p text:style-name="P22">Pulls code directly from git or svn and builds each package in a fresh virtual machine (VM) for repeatable and reliable results.</text:p>
        </text:list-item>
        <text:list-item>
          <text:p text:style-name="P22">Offers API to integrate with applications, other open build service (OBS) instances or websites.</text:p>
        </text:list-item>
        <text:list-item>
          <text:p text:style-name="P22">Offers powerful collaboration features including team and project formation, forking of packages and merge requests.</text:p>
        </text:list-item>
        <text:list-item>
          <text:p text:style-name="P22">build.opensuse.org currently supports 27 Linux distributions on six architectures and has more than 30,000 users building more than 150,000 packages.</text:p>
        </text:list-item>
        <text:list-item>
          <text:p text:style-name="P22">OBS is used by major players such as Dell and community projects such as VLC.</text:p>
        </text:list-item>
        <text:list-item>
          <text:p text:style-name="P22">Thanks to the KIWI tool, OBS can build almost any kind of OS image, including all well-known VM formats, disk images and Live Cds.</text:p>
        </text:list-item>
      </text:list>
      <text:p text:style-name="P27"/>
      <text:p text:style-name="P28">FIGO++</text:p>
      <text:list xml:id="list1639488048" text:style-name="L9">
        <text:list-item>
          <text:p text:style-name="P25">prende il codice direttamente da git o svn e compila ogni pacchetto in una macchina virtuale per risultati ripetibili ed affidabili.</text:p>
        </text:list-item>
        <text:list-item>
          <text:p text:style-name="P25">Offre api per l'integrazione con applicazioni, altri sistemi di compilazione (OBS) o siti internet.</text:p>
        </text:list-item>
        <text:list-item>
          <text:p text:style-name="P25">Offre potenti funzionalitá di collaborazione incluse informazioni per team e progetti, fork e merge.</text:p>
        </text:list-item>
        <text:list-item>
          <text:p text:style-name="P25">build.opensuse.org attualmente supporta 27 distribuzioni linux su sei architetture e ha piú di 30.000 utenti che compilano piú di 150.000 pacchetti.</text:p>
        </text:list-item>
        <text:list-item>
          <text:p text:style-name="P25">OBS é utilizzati da grandi organizzazioni come Dell e da comunitá come VLC.</text:p>
        </text:list-item>
        <text:list-item>
          <text:p text:style-name="P25">Grazie al tool KIWI , OBS puó compilare quasi qualsiasi tipo di immagine, inclusi tutti i formati di VM, immagini di dischi e live cd.</text:p>
        </text:list-item>
      </text:list>
      <text:p text:style-name="Normal"/>
      <text:p text:style-name="Normal"><text:span text:style-name="T3">Learn about OBS at openbuildservice.org.</text:span></text:p>
      <text:p text:style-name="Normal"><text:span text:style-name="T3">Scopri OBS su openbuildservice.org</text:span></text:p>
      <text:p text:style-name="P3"/>
      <text:p text:style-name="P3"/>
      <text:p text:style-name="P3"/>
      <text:p text:style-name="P3">Tumbleweed</text:p>
      <text:p text:style-name="P3">Tumbleweed</text:p>
      <text:p text:style-name="Normal"/>
      <text:p text:style-name="P1">COOL</text:p>
      <text:list xml:id="list1970469226" text:style-name="L4">
        <text:list-item>
          <text:p text:style-name="P23">Tumbleweed offers a <text:span text:style-name="Default_20_Paragraph_20_Font"><text:span text:style-name="T2">rolling release</text:span></text:span> repository for openSUSE so you can escape the upgrade mill and enjoy smooth and stable progress.</text:p>
        </text:list-item>
      </text:list>
      <text:p text:style-name="P1"><text:soft-page-break/>FIGO</text:p>
      <text:list xml:id="list201172615" text:style-name="L10">
        <text:list-item>
          <text:p text:style-name="P18">Tubleweed offre un repository rolling release per openSUSE cosü puoi evitare gli upgrade di versione e gustarti i progressi passo per passo.</text:p>
          <text:p text:style-name="P18"/>
        </text:list-item>
      </text:list>
      <text:p text:style-name="P1">COOL++</text:p>
      <text:list xml:id="list484222985" text:continue-list="list1970469226" text:style-name="L4">
        <text:list-item>
          <text:p text:style-name="P23">Always the latest software without the work that typically comes with a rolling-release distribution.</text:p>
        </text:list-item>
        <text:list-item>
          <text:p text:style-name="P23">Fall back anytime on the stable openSUSE release by removing the tumbleweed repository.</text:p>
        </text:list-item>
        <text:list-item>
          <text:p text:style-name="P23">openSUSE Tumbleweed is a project on the move. Testers are encouraged to join the mailing list and provide feedback. And contributors are always welcome.</text:p>
        </text:list-item>
      </text:list>
      <text:p text:style-name="Normal">FIGO++</text:p>
      <text:list xml:id="list596601689" text:style-name="L11">
        <text:list-item>
          <text:p text:style-name="P19">Sempre l'ultimo software senza il lavoro che richiedono solitamente le distro rolling-release.</text:p>
        </text:list-item>
        <text:list-item>
          <text:p text:style-name="P19">É possibile tornare indietro alla versione stabile di openSUSE rimuovendo il repository tubleweed</text:p>
        </text:list-item>
        <text:list-item>
          <text:p text:style-name="P19">openSUSE Tumbleweed é un progetto in fase di sviluppo. I tester sono incoraggiati a raggiungerci sulla mailing list e a darci un feedback. E un aiuto é sempre benvenuto.</text:p>
        </text:list-item>
      </text:list>
      <text:p text:style-name="Normal"/>
      <text:p text:style-name="P2">Roll with Tumbleweed at opensuse.org/tumbleweed.</text:p>
      <text:p text:style-name="P2">(roll with is impossible to translate :( )</text:p>
      <text:p text:style-name="P2">Scopri di piú su Tumbleweed <text:s/>su opensuse.org/tumbleweed.</text:p>
      <text:p text:style-name="Normal"/>
      <text:p text:style-name="Normal"/>
      <text:p text:style-name="Normal"/>
      <text:p text:style-name="P3">Freedom &amp; Choice</text:p>
      <text:p text:style-name="Normal"/>
      <text:p text:style-name="P1">COOL</text:p>
      <text:list xml:id="list965928737" text:continue-list="list484222985" text:style-name="L4">
        <text:list-item>
          <text:p text:style-name="P23">openSUSE is all free and open source. But if you need it, flash and media support are available and easy to obtain.</text:p>
        </text:list-item>
      </text:list>
      <text:p text:style-name="Normal"/>
      <text:p text:style-name="P1">COOL++</text:p>
      <text:list xml:id="list2161770893" text:continue-numbering="true" text:style-name="L4">
        <text:list-item>
          <text:p text:style-name="P23">The major free desktops GNOME, KDE, LXDE and XFCE are all fully supported and ship on a single DVD—so the choice is yours.</text:p>
        </text:list-item>
      </text:list>
      <text:p text:style-name="Normal"/>
      <text:p text:style-name="P2">Download openSUSE on download.opensuse.org.</text:p>
      <text:p text:style-name="P3">Libertá e scelta</text:p>
      <text:p text:style-name="Normal"/>
      <text:p text:style-name="P1">FIGO</text:p>
      <text:list xml:id="list1418371794" text:continue-numbering="true" text:style-name="L4">
        <text:list-item>
          <text:p text:style-name="P23">openSUSE é completamente libero e open source. Ma se ne hai bosogno, flash e supporti multimediali sono semplici da ottenere.</text:p>
        </text:list-item>
      </text:list>
      <text:p text:style-name="Normal"/>
      <text:p text:style-name="P1">FIGO++</text:p>
      <text:list xml:id="list48574209" text:continue-numbering="true" text:style-name="L4">
        <text:list-item>
          <text:p text:style-name="P23">I principali desktop GNOME, KDE, LXDE e XFCE sono tutti completamente supportati e rilasciati su un singolo DVD, quindi la scelta é tua.</text:p>
        </text:list-item>
      </text:list>
      <text:p text:style-name="Normal"><text:soft-page-break/></text:p>
      <text:p text:style-name="P2">Scarica openSUSE da download.opensuse.org.</text:p>
      <text:p text:style-name="Normal"/>
      <text:p text:style-name="Normal"/>
      <text:p text:style-name="P4">openQA</text:p>
      <text:p text:style-name="P4">openQA</text:p>
      <text:p text:style-name="Normal"/>
      <text:p text:style-name="P1">COOL</text:p>
      <text:list xml:id="list1161220972" text:continue-numbering="true" text:style-name="L4">
        <text:list-item>
          <text:p text:style-name="P23">Fully automated testing of any kind of software</text:p>
        </text:list-item>
        <text:list-item>
          <text:p text:style-name="P23">Takes frequent screenshots and compares with desired result</text:p>
        </text:list-item>
        <text:list-item>
          <text:p text:style-name="P23">Easy web interface with clear status view</text:p>
        </text:list-item>
      </text:list>
      <text:p text:style-name="P27">FIGO</text:p>
      <text:list xml:id="list1647984139" text:style-name="L12">
        <text:list-item>
          <text:p text:style-name="P26">un sistema di testing automatizzato per ogni tipo di software</text:p>
        </text:list-item>
        <text:list-item>
          <text:p text:style-name="P26">Prende screenshots frequenti e confronta con i risultati desiderati.</text:p>
        </text:list-item>
        <text:list-item>
          <text:p text:style-name="P26">Interfaccia web semplice.</text:p>
        </text:list-item>
      </text:list>
      <text:p text:style-name="Normal"/>
      <text:p text:style-name="P1">COOL++</text:p>
      <text:list xml:id="list232030115" text:style-name="L5">
        <text:list-item>
          <text:p text:style-name="P24">Test scripts are easy to write.<text:bookmark-start text:name="_GoBack"/><text:bookmark-end text:name="_GoBack"/></text:p>
        </text:list-item>
        <text:list-item>
          <text:p text:style-name="P24">Screenshots can be downloaded as videos.</text:p>
        </text:list-item>
      </text:list>
      <text:p text:style-name="P1">FIGO++</text:p>
      <text:list xml:id="list1381565300" text:continue-numbering="true" text:style-name="L5">
        <text:list-item>
          <text:p text:style-name="P24"><text:bookmark-start text:name="_GoBack1"/>G<text:bookmark-end text:name="_GoBack1"/>li script di test sono semplici da scrivere</text:p>
        </text:list-item>
        <text:list-item>
          <text:p text:style-name="P24">Gli screenshot possono essere scaricati come video.</text:p>
        </text:list-item>
      </text:list>
      <text:p text:style-name="Normal"/>
      <text:p text:style-name="Normal"><text:span text:style-name="Default_20_Paragraph_20_Font"><text:span text:style-name="T3">See it in action at openqa.opensuse.org.</text:span></text:span></text:p>
      <text:p text:style-name="Normal"><text:span text:style-name="Default_20_Paragraph_20_Font"><text:span text:style-name="T3">Guardalo in azione su openqa.opensuse.or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Grande" svg:font-family="'Lucida Gran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style:font-name="Arial" fo:font-size="11pt"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font-size="12pt" style:font-size-asian="12pt" style:font-size-complex="12pt" fo:hyphenate="false" fo:hyphenation-remain-char-count="0" fo:hyphenation-push-char-count="0"/>
    </style:style>
    <style:style style:name="Caption" style:family="paragraph" style:parent-style-name="Normal" style:next-style-name="Normal" style:class="extra">
      <style:paragraph-properties fo:margin-top="0.212cm" fo:margin-bottom="0.212cm"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itle" style:family="paragraph" style:parent-style-name="Normal" style:default-outline-level="1" style:list-style-name="" style:class="chapter">
      <style:paragraph-properties fo:margin-top="0.423cm" fo:margin-bottom="0.106cm" fo:text-align="center" style:justify-single-word="false" fo:hyphenation-ladder-count="no-limit"/>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Subtitle" style:family="paragraph" style:parent-style-name="Normal" style:default-outline-level="2" style:list-style-name="" style:class="chapter">
      <style:paragraph-properties fo:margin-top="0cm" fo:margin-bottom="0.106cm" fo:text-align="center" style:justify-single-word="false" fo:hyphenation-ladder-count="no-limit"/>
      <style:text-properties style:font-name="Arial" style:font-name-complex="Arial"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Lucida Grande" fo:font-size="9pt" style:font-size-asian="9pt" style:font-size-complex="9pt"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_20_Char" style:display-name="Heading 3 Char" style:family="text" style:parent-style-name="Default_20_Paragraph_20_Font">
      <style:text-properties style:font-name="Arial" fo:font-size="13pt" fo:font-weight="bold" style:font-size-asian="13pt" style:font-weight-asian="bold" style:font-name-complex="Arial"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Arial" fo:font-size="11pt" style:font-size-asian="11pt" style:font-name-complex="Arial" style:font-size-complex="11pt"/>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initial-creator>Scott Corfield</meta:initial-creator>
    <dc:creator>Alessandro Lorenzi</dc:creator>
    <meta:creation-date>2011-11-17T00:11:00Z</meta:creation-date>
    <dc:date>2011-11-19T12:10:01</dc:date>
    <meta:editing-cycles>3</meta:editing-cycles>
    <meta:editing-duration>PT43M53S</meta:editing-duration>
    <meta:document-statistic meta:table-count="0" meta:image-count="0" meta:object-count="0" meta:page-count="6" meta:paragraph-count="133" meta:word-count="1409" meta:character-count="8966"/>
    <meta:template xlink:type="simple" xlink:actuate="onRequest" xlink:title="" xlink:href="../openSUSE%20Brochure%20final%20text.odt/Normal.dotm"/>
  </office:meta>
</office:document-meta>
</file>